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44dc2d" officeooo:paragraph-rsid="0044dc2d"/>
    </style:style>
    <style:style style:name="P3" style:family="paragraph" style:parent-style-name="Standard">
      <style:text-properties officeooo:rsid="0044dc2d" officeooo:paragraph-rsid="00d13097"/>
    </style:style>
    <style:style style:name="P4" style:family="paragraph" style:parent-style-name="Standard">
      <style:text-properties officeooo:rsid="0044dc2d" officeooo:paragraph-rsid="00d3d060"/>
    </style:style>
    <style:style style:name="P5" style:family="paragraph" style:parent-style-name="Standard">
      <style:text-properties officeooo:rsid="0044dc2d" officeooo:paragraph-rsid="00d9bc3c"/>
    </style:style>
    <style:style style:name="P6" style:family="paragraph" style:parent-style-name="Standard">
      <style:text-properties officeooo:rsid="0044dc2d" officeooo:paragraph-rsid="00d9c0c7"/>
    </style:style>
    <style:style style:name="P7" style:family="paragraph" style:parent-style-name="Standard">
      <style:text-properties officeooo:rsid="0044dc2d" officeooo:paragraph-rsid="00db19bd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b30fe7"/>
    </style:style>
    <style:style style:name="T5" style:family="text">
      <style:text-properties officeooo:rsid="00ce5bdb"/>
    </style:style>
    <style:style style:name="T6" style:family="text">
      <style:text-properties officeooo:rsid="00cf9a35"/>
    </style:style>
    <style:style style:name="T7" style:family="text">
      <style:text-properties officeooo:rsid="00d13097"/>
    </style:style>
    <style:style style:name="T8" style:family="text">
      <style:text-properties officeooo:rsid="00d3d060"/>
    </style:style>
    <style:style style:name="T9" style:family="text">
      <style:text-properties officeooo:rsid="00d55ee2"/>
    </style:style>
    <style:style style:name="T10" style:family="text">
      <style:text-properties officeooo:rsid="00d74fd3"/>
    </style:style>
    <style:style style:name="T11" style:family="text">
      <style:text-properties officeooo:rsid="00d7e304"/>
    </style:style>
    <style:style style:name="T12" style:family="text">
      <style:text-properties officeooo:rsid="00d9bc3c"/>
    </style:style>
    <style:style style:name="T13" style:family="text">
      <style:text-properties officeooo:rsid="00d9c0c7"/>
    </style:style>
    <style:style style:name="T14" style:family="text">
      <style:text-properties officeooo:rsid="00d9f0a2"/>
    </style:style>
    <style:style style:name="T15" style:family="text">
      <style:text-properties officeooo:rsid="00db19bd"/>
    </style:style>
    <style:style style:name="T16" style:family="text">
      <style:text-properties officeooo:rsid="00dbe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10</text:span><text:span text:style-name="T1">.</text:span><text:span text:style-name="T4">4</text:span><text:span text:style-name="T1">.2013, 12:</text:span><text:span text:style-name="T3">30</text:span><text:span text:style-name="T1"> – </text:span><text:span text:style-name="T5">13:</text:span><text:span text:style-name="T16">00</text:span><text:span text:style-name="T2"> </text:span><text:span text:style-name="T1">@Tb2</text:span><text:span text:style-name="T3">06</text:span><text:span text:style-name="T1"> </text:span></text:p>
      <text:p text:style-name="P2"><text:s/></text:p>
      <text:p text:style-name="P3"><text:span text:style-name="T7">Dependency analysis now integrated to Kactus2 trunk. Some problems with the repository, Joni-Matti will try to fix those. </text:span><text:span text:style-name="T9">Administrative stuff (reports etc.) will still be handled in the branch.</text:span></text:p>
      <text:p text:style-name="P3"><text:span text:style-name="T9"/></text:p>
      <text:p text:style-name="P6"><text:span text:style-name="T13">Kactus2 is now in VS2010, so will need to install those.</text:span></text:p>
      <text:p text:style-name="P3"><text:span text:style-name="T7"/></text:p>
      <text:p text:style-name="P3"><text:span text:style-name="T7">Tommi busy on the 19th when we were going to have the presentation, so will need to reschedule that. </text:span><text:span text:style-name="T14">Email sent.</text:span></text:p>
      <text:p text:style-name="P3"><text:span text:style-name="T7"/></text:p>
      <text:p text:style-name="P4"><text:span text:style-name="T8">The tool is getting close to finished. Just testing and final touches left.</text:span></text:p>
      <text:p text:style-name="P4"><text:span text:style-name="T8"/></text:p>
      <text:p text:style-name="P4"><text:span text:style-name="T8">Start focusing on final presentation and final document. </text:span><text:span text:style-name="T10">Final presentation </text:span><text:span text:style-name="T11">template created and divided among group members.</text:span></text:p>
      <text:p text:style-name="P5"><text:span text:style-name="T12"/></text:p>
      <text:p text:style-name="P5"><text:span text:style-name="T12">Hash calculation improved for very large files.</text:span></text:p>
      <text:p text:style-name="P5"><text:span text:style-name="T12"/></text:p>
      <text:p text:style-name="P7"><text:span text:style-name="T15">Mikko will continue on test plan and testing, Joni-Matti on finishing touches of the software and Tommi on final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4-10T13:06:44.59</dc:date>
    <meta:editing-duration>PT3H57M18S</meta:editing-duration>
    <meta:editing-cycles>195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9" meta:word-count="122" meta:character-count="764" meta:non-whitespace-character-count="763"/>
  </office:meta>
</office:document-meta>
</file>